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8A000002B3766C398E.png" manifest:media-type="image/png"/>
  <manifest:file-entry manifest:full-path="Pictures/1000515F0000433800004770724A7C75.svg" manifest:media-type="image/svg+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cc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cfe7f5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77cm" fo:min-width="13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235cm" fo:min-width="13.45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77cm" fo:min-width="7.6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77cm" fo:min-width="7.8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235cm" fo:min-width="15.7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235cm" fo:min-width="14.292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194cm" fo:min-width="15.7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69cm" fo:min-width="30.52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69cm" fo:min-width="28.827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24pt" style:font-size-asian="24pt" style:font-size-complex="24pt"/>
    </style:style>
    <style:style style:name="P3" style:family="paragraph">
      <style:paragraph-properties fo:text-align="center"/>
      <style:text-properties style:font-name="Arial" fo:font-size="24pt" style:font-size-asian="24pt" style:font-size-complex="24pt"/>
    </style:style>
    <style:style style:name="P4" style:family="paragraph">
      <style:text-properties fo:color="#000000" style:font-name="Arial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21.491cm" svg:height="12.953cm" svg:x="7.268cm" svg:y="1.855cm">
            <text:p/>
            <draw:enhanced-geometry svg:viewBox="0 0 21600 21600" draw:path-stretchpoint-x="10800" draw:path-stretchpoint-y="10800" draw:text-areas="?f3 ?f4 ?f5 ?f6" draw:type="round-rectangle" draw:modifiers="1050.4052489386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6.605cm" svg:height="12.953cm" svg:x="0.468cm" svg:y="1.855cm">
            <text:p/>
            <draw:enhanced-geometry svg:viewBox="0 0 21600 21600" draw:path-stretchpoint-x="10800" draw:path-stretchpoint-y="10800" draw:text-areas="?f3 ?f4 ?f5 ?f6" draw:type="round-rectangle" draw:modifiers="2112.581377744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2.63cm" svg:height="2.795cm" svg:x="3.024cm" svg:y="3.01cm">
            <draw:image xlink:href="Pictures/1000515F0000433800004770724A7C75.svg" xlink:type="simple" xlink:show="embed" xlink:actuate="onLoad">
              <text:p/>
            </draw:image>
            <draw:image xlink:href="Pictures/100002010000028A000002B3766C398E.png" xlink:type="simple" xlink:show="embed" xlink:actuate="onLoad"/>
          </draw:frame>
          <draw:frame draw:style-name="gr3" draw:text-style-name="P1" draw:layer="layout" svg:width="2.627cm" svg:height="2.795cm" svg:x="3.027cm" svg:y="10.012cm">
            <draw:image xlink:href="Pictures/1000515F0000433800004770724A7C75.svg" xlink:type="simple" xlink:show="embed" xlink:actuate="onLoad">
              <text:p/>
            </draw:image>
            <draw:image xlink:href="Pictures/100002010000028A000002B3766C398E.png" xlink:type="simple" xlink:show="embed" xlink:actuate="onLoad"/>
          </draw:frame>
          <draw:frame draw:style-name="gr3" draw:text-style-name="P1" draw:layer="layout" svg:width="2.63cm" svg:height="2.795cm" svg:x="14.927cm" svg:y="10.012cm">
            <draw:image xlink:href="Pictures/1000515F0000433800004770724A7C75.svg" xlink:type="simple" xlink:show="embed" xlink:actuate="onLoad">
              <text:p/>
            </draw:image>
            <draw:image xlink:href="Pictures/100002010000028A000002B3766C398E.png" xlink:type="simple" xlink:show="embed" xlink:actuate="onLoad"/>
          </draw:frame>
          <draw:frame draw:style-name="gr3" draw:text-style-name="P1" draw:layer="layout" svg:width="2.63cm" svg:height="2.795cm" svg:x="14.927cm" svg:y="6.612cm">
            <draw:image xlink:href="Pictures/1000515F0000433800004770724A7C75.svg" xlink:type="simple" xlink:show="embed" xlink:actuate="onLoad">
              <text:p/>
            </draw:image>
            <draw:image xlink:href="Pictures/100002010000028A000002B3766C398E.png" xlink:type="simple" xlink:show="embed" xlink:actuate="onLoad"/>
          </draw:frame>
          <draw:frame draw:style-name="gr3" draw:text-style-name="P1" draw:layer="layout" svg:width="2.628cm" svg:height="2.795cm" svg:x="22.83cm" svg:y="6.612cm">
            <draw:image xlink:href="Pictures/1000515F0000433800004770724A7C75.svg" xlink:type="simple" xlink:show="embed" xlink:actuate="onLoad">
              <text:p/>
            </draw:image>
            <draw:image xlink:href="Pictures/100002010000028A000002B3766C398E.png" xlink:type="simple" xlink:show="embed" xlink:actuate="onLoad"/>
          </draw:frame>
          <draw:frame draw:style-name="gr4" draw:text-style-name="P2" draw:layer="layout" svg:width="13.803cm" svg:height="7.527cm" svg:x="2.368cm" svg:y="2.053cm">
            <draw:text-box>
              <text:p text:style-name="P2">FastQ files</text:p>
            </draw:text-box>
          </draw:frame>
          <draw:frame draw:style-name="gr5" draw:text-style-name="P3" draw:layer="layout" svg:width="13.957cm" svg:height="13.485cm" svg:x="2.268cm" svg:y="12.65cm">
            <draw:text-box>
              <text:p text:style-name="P3">normal<text:line-break/>alignments</text:p>
            </draw:text-box>
          </draw:frame>
          <draw:frame draw:style-name="gr6" draw:text-style-name="P2" draw:layer="layout" svg:width="8.164cm" svg:height="7.527cm" svg:x="3.27cm" svg:y="7.348cm">
            <draw:text-box>
              <text:p text:style-name="P2">STAR</text:p>
            </draw:text-box>
          </draw:frame>
          <draw:frame draw:style-name="gr7" draw:text-style-name="P2" draw:layer="layout" svg:width="8.368cm" svg:height="7.527cm" svg:x="19.068cm" svg:y="7.348cm">
            <draw:text-box>
              <text:p text:style-name="P2">Arriba</text:p>
            </draw:text-box>
          </draw:frame>
          <draw:frame draw:style-name="gr8" draw:text-style-name="P3" draw:layer="layout" svg:width="16.229cm" svg:height="13.485cm" svg:x="13.868cm" svg:y="12.65cm">
            <draw:text-box>
              <text:p text:style-name="P3">read-through<text:line-break/>alignments</text:p>
            </draw:text-box>
          </draw:frame>
          <draw:frame draw:style-name="gr5" draw:text-style-name="P3" draw:layer="layout" svg:width="13.957cm" svg:height="13.485cm" svg:x="14.068cm" svg:y="4.454cm">
            <draw:text-box>
              <text:p text:style-name="P3">chimeric<text:line-break/>alignments</text:p>
            </draw:text-box>
          </draw:frame>
          <draw:frame draw:style-name="gr9" draw:text-style-name="P3" draw:layer="layout" svg:width="14.792cm" svg:height="13.485cm" svg:x="21.768cm" svg:y="4.454cm">
            <draw:text-box>
              <text:p text:style-name="P3">gene fusion<text:line-break/>predictions</text:p>
            </draw:text-box>
          </draw:frame>
          <draw:line draw:style-name="gr10" draw:text-style-name="P1" draw:layer="layout" svg:x1="5.959cm" svg:y1="7.93cm" svg:x2="15.309cm" svg:y2="7.93cm">
            <text:p/>
          </draw:line>
          <draw:line draw:style-name="gr10" draw:text-style-name="P1" draw:layer="layout" svg:x1="5.959cm" svg:y1="11.53cm" svg:x2="8.197cm" svg:y2="11.53cm">
            <text:p/>
          </draw:line>
          <draw:line draw:style-name="gr10" draw:text-style-name="P1" draw:layer="layout" svg:x1="13.269cm" svg:y1="11.53cm" svg:x2="15.327cm" svg:y2="11.53cm">
            <text:p/>
          </draw:line>
          <draw:frame draw:style-name="gr11" draw:text-style-name="P3" draw:layer="layout" svg:width="16.229cm" svg:height="19.444cm" svg:x="8.021cm" svg:y="9.994cm">
            <draw:text-box>
              <text:p text:style-name="P3">extract<text:line-break/>read-through<text:line-break/>fusions</text:p>
            </draw:text-box>
          </draw:frame>
          <draw:line draw:style-name="gr10" draw:text-style-name="P1" draw:layer="layout" svg:x1="17.823cm" svg:y1="7.93cm" svg:x2="19.119cm" svg:y2="7.93cm">
            <text:p/>
          </draw:line>
          <draw:line draw:style-name="gr10" draw:text-style-name="P1" draw:layer="layout" svg:x1="21.798cm" svg:y1="7.93cm" svg:x2="23.094cm" svg:y2="7.93cm">
            <text:p/>
          </draw:line>
          <draw:line draw:style-name="gr10" draw:text-style-name="P1" draw:layer="layout" svg:x1="4.641cm" svg:y1="5.898cm" svg:x2="4.641cm" svg:y2="7.422cm">
            <text:p/>
          </draw:line>
          <draw:line draw:style-name="gr10" draw:text-style-name="P1" draw:layer="layout" svg:x1="4.641cm" svg:y1="8.374cm" svg:x2="4.641cm" svg:y2="9.898cm">
            <text:p/>
          </draw:line>
          <draw:polyline draw:style-name="gr10" draw:text-style-name="P1" draw:layer="layout" svg:width="2.984cm" svg:height="2.423cm" draw:transform="rotate (1.5707963267949) translate (17.8490340933689cm 11.5296921863498cm)" svg:viewBox="0 0 2985 2424" draw:points="0,0 0,2424 2985,2424">
            <text:p/>
          </draw:polyline>
          <draw:frame draw:style-name="gr12" draw:text-style-name="P4" draw:layer="layout" svg:width="31.027cm" svg:height="2.919cm" draw:transform="rotate (1.5707963267949) translate (0.975cm 14.466cm)">
            <draw:text-box>
              <text:p text:style-name="P4">STANDARD <text:s/>ALIGNMENT <text:s/>WORKFLOW</text:p>
            </draw:text-box>
          </draw:frame>
          <draw:frame draw:style-name="gr13" draw:text-style-name="P4" draw:layer="layout" svg:width="29.327cm" svg:height="2.919cm" draw:transform="rotate (1.5707963267949) translate (27.375cm 12.766cm)">
            <draw:text-box>
              <text:p text:style-name="P4">GENE <text:s/>FUSION <text:s/>DETECTION</text:p>
            </draw:text-box>
          </draw:frame>
        </draw:g>
        <presentation:notes draw:style-name="dp2">
          <draw:page-thumbnail draw:style-name="gr14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Arrow_20_concave" draw:marker-end-width="0.457cm" draw:fill="none" draw:fill-gradient-name="Gradient_20_2" draw:fill-hatch-name="Hatching_20_1" draw:fill-image-name="Bitmape_20_2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1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48cm" fo:text-indent="0cm"/>
      <style:text-properties fo:font-size="17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85cm" fo:text-indent="0cm"/>
      <style:text-properties fo:font-size="15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22cm" fo:text-indent="0cm"/>
      <style:text-properties fo:font-size="12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cm" fo:text-indent="0cm"/>
      <style:text-properties fo:font-size="12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cm" fo:text-indent="0cm"/>
      <style:text-properties fo:font-size="12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cm" fo:text-indent="0cm"/>
      <style:text-properties fo:font-size="12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cm" fo:text-indent="0cm"/>
      <style:text-properties fo:font-size="12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cm" fo:text-indent="0cm"/>
      <style:text-properties fo:font-size="12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693cm" fo:page-height="15.24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4.618cm" svg:x="1cm" svg:y="3.963cm"/>
      <draw:page-thumbnail draw:layer="backgroundobjects" svg:width="8.999cm" svg:height="4.618cm" svg:x="1cm" svg:y="12.539cm"/>
      <draw:page-thumbnail draw:layer="backgroundobjects" svg:width="8.999cm" svg:height="4.618cm" svg:x="1cm" svg:y="21.115cm"/>
      <draw:page-thumbnail draw:layer="backgroundobjects" svg:width="8.999cm" svg:height="4.618cm" svg:x="11cm" svg:y="3.963cm"/>
      <draw:page-thumbnail draw:layer="backgroundobjects" svg:width="8.999cm" svg:height="4.618cm" svg:x="11cm" svg:y="12.539cm"/>
      <draw:page-thumbnail draw:layer="backgroundobjects" svg:width="8.999cm" svg:height="4.618cm" svg:x="11cm" svg:y="21.115cm"/>
    </style:handout-master>
    <style:master-page style:name="Default" style:page-layout-name="PM1" draw:style-name="Mdp1">
      <draw:frame presentation:style-name="Default-title" draw:layer="backgroundobjects" svg:width="24.939cm" svg:height="2.213cm" svg:x="2.373cm" svg:y="1.516cm" presentation:class="title" presentation:placeholder="true">
        <draw:text-box/>
      </draw:frame>
      <draw:frame presentation:style-name="Default-outline1" draw:layer="backgroundobjects" svg:width="24.939cm" svg:height="7.689cm" svg:x="2.373cm" svg:y="4.09cm" presentation:class="outline" presentation:placeholder="true">
        <draw:text-box/>
      </draw:frame>
      <draw:frame presentation:style-name="Mpr1" draw:text-style-name="MP1" draw:layer="backgroundobjects" svg:width="6.456cm" svg:height="0.914cm" svg:x="2.373cm" svg:y="13.06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3cm" svg:height="0.914cm" svg:x="10.465cm" svg:y="13.06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6cm" svg:height="0.914cm" svg:x="20.855cm" svg:y="13.06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21:41:05.153307550</meta:creation-date>
    <dc:date>2018-01-22T20:53:16.581327935</dc:date>
    <meta:editing-duration>PT3H9M15S</meta:editing-duration>
    <meta:editing-cycles>25</meta:editing-cycles>
    <meta:generator>LibreOffice/4.2.8.2$Linux_x86 LibreOffice_project/420m0$Build-2</meta:generator>
    <meta:document-statistic meta:object-count="49"/>
  </office:meta>
</office:document-meta>
</file>